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808080" officeooo:rsid="0018af73" officeooo:paragraph-rsid="0018af73"/>
    </style:style>
    <style:style style:name="P2" style:family="paragraph" style:parent-style-name="Preformatted_20_Text">
      <style:text-properties fo:color="#808080" officeooo:rsid="0018af73" officeooo:paragraph-rsid="0018af73" fo:background-color="#f6f9d4"/>
    </style:style>
    <style:style style:name="P3" style:family="paragraph" style:parent-style-name="Preformatted_20_Text">
      <style:text-properties fo:color="#00677c" fo:font-weight="bold" officeooo:rsid="0018af73" officeooo:paragraph-rsid="0018af73"/>
    </style:style>
    <style:style style:name="P4" style:family="paragraph" style:parent-style-name="Preformatted_20_Text">
      <style:text-properties officeooo:paragraph-rsid="0018af73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#f6f9d4"/>
    </style:style>
    <style:style style:name="P7" style:family="paragraph" style:parent-style-name="Standard">
      <style:text-properties fo:color="#808080" officeooo:rsid="0018af73" officeooo:paragraph-rsid="0018af73"/>
    </style:style>
    <style:style style:name="P8" style:family="paragraph" style:parent-style-name="Standard">
      <style:text-properties officeooo:paragraph-rsid="0018af73"/>
    </style:style>
    <style:style style:name="P9" style:family="paragraph" style:parent-style-name="Standard">
      <style:text-properties fo:color="#000000" fo:font-weight="bold" officeooo:paragraph-rsid="0018af73" fo:background-color="#ffff00" style:font-weight-asian="bold" style:font-weight-complex="bold"/>
    </style:style>
    <style:style style:name="P10" style:family="paragraph" style:parent-style-name="Standard">
      <style:text-properties fo:color="#000000" officeooo:rsid="001a74af" officeooo:paragraph-rsid="001a74af"/>
    </style:style>
    <style:style style:name="P11" style:family="paragraph" style:parent-style-name="Standard">
      <style:text-properties fo:color="#000000" officeooo:paragraph-rsid="001a0ded" fo:background-color="#f6f9d4"/>
    </style:style>
    <style:style style:name="P12" style:family="paragraph" style:parent-style-name="Standard">
      <style:text-properties officeooo:rsid="001bc4f7" officeooo:paragraph-rsid="001bc4f7"/>
    </style:style>
    <style:style style:name="T1" style:family="text">
      <style:text-properties officeooo:rsid="0018af73"/>
    </style:style>
    <style:style style:name="T2" style:family="text">
      <style:text-properties fo:color="#808000"/>
    </style:style>
    <style:style style:name="T3" style:family="text">
      <style:text-properties fo:color="#c0c0c0"/>
    </style:style>
    <style:style style:name="T4" style:family="text">
      <style:text-properties fo:color="#00677c"/>
    </style:style>
    <style:style style:name="T5" style:family="text">
      <style:text-properties fo:color="#00677c" fo:font-weight="bold"/>
    </style:style>
    <style:style style:name="T6" style:family="text">
      <style:text-properties fo:color="#ce5c00"/>
    </style:style>
    <style:style style:name="T7" style:family="text">
      <style:text-properties fo:color="#000080"/>
    </style:style>
    <style:style style:name="T8" style:family="text">
      <style:text-properties fo:color="#800080"/>
    </style:style>
    <style:style style:name="T9" style:family="text">
      <style:text-properties fo:color="#092e64"/>
    </style:style>
    <style:style style:name="T10" style:family="text">
      <style:text-properties fo:color="#800000"/>
    </style:style>
    <style:style style:name="T11" style:family="text">
      <style:text-properties officeooo:rsid="001a0ded"/>
    </style:style>
    <style:style style:name="T12" style:family="text">
      <style:text-properties fo:color="#808080"/>
    </style:style>
    <style:style style:name="T13" style:family="text">
      <style:text-properties fo:color="#808080" officeooo:rsid="001a0ded"/>
    </style:style>
    <style:style style:name="T14" style:family="text">
      <style:text-properties fo:color="#808080" officeooo:rsid="0018af73"/>
    </style:style>
    <style:style style:name="T15" style:family="text">
      <style:text-properties officeooo:rsid="001bc4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Где инициализируются светодиоды?</text:p>
      <text:p text:style-name="P7"/>
      <text:p text:style-name="P7">Где инициализируются рычаги?</text:p>
      <text:p text:style-name="P7"/>
      <text:p text:style-name="P7">Разбор конфига – в какие структуры записываются данные?</text:p>
      <text:p text:style-name="P7"/>
      <text:p text:style-name="P9"><text:span text:style-name="T11">AUDIO</text:span></text:p>
      <text:p text:style-name="P10"><text:span text:style-name="T1">С</text:span>оздаются 4 семафора</text:p>
      <text:p text:style-name="P4"><text:span text:style-name="T2">static</text:span><text:span text:style-name="T3"> </text:span><text:span text:style-name="T8">osSemaphoreId</text:span><text:span text:style-name="T3"> </text:span><text:span text:style-name="T6">semaphoreRxFullId</text:span>;</text:p>
      <text:p text:style-name="P5"><text:span text:style-name="T2">static</text:span><text:span text:style-name="T3"> </text:span><text:span text:style-name="T8">osSemaphoreId</text:span><text:span text:style-name="T3"> </text:span><text:span text:style-name="T6">semaphoreRxHalfId</text:span>;</text:p>
      <text:p text:style-name="P5"><text:span text:style-name="T2">static</text:span><text:span text:style-name="T3"> </text:span><text:span text:style-name="T8">osSemaphoreId</text:span><text:span text:style-name="T3"> </text:span><text:span text:style-name="T6">semaphoreTxFullId</text:span>;</text:p>
      <text:p text:style-name="P5"><text:span text:style-name="T2">static</text:span><text:span text:style-name="T3"> </text:span><text:span text:style-name="T8">osSemaphoreId</text:span><text:span text:style-name="T3"> </text:span><text:span text:style-name="T6">semaphoreTxHalfId</text:span>;</text:p>
      <text:p text:style-name="P8"/>
      <text:p text:style-name="P12">При запуске потоков проверяются семафоры</text:p>
      <text:p text:style-name="P8"><text:span text:style-name="T14"/></text:p>
      <text:p text:style-name="P3">ThreadAudioTxHalf</text:p>
      <text:p text:style-name="P1"><text:span text:style-name="T2">if</text:span><text:span text:style-name="T3"> </text:span>(<text:span text:style-name="T4">osSemaphoreWait</text:span>(<text:span text:style-name="T6">semaphoreTxHalfId</text:span>,<text:span text:style-name="T3"> </text:span><text:span text:style-name="T7">0</text:span>)<text:span text:style-name="T3"> </text:span>==<text:span text:style-name="T3"> </text:span><text:span text:style-name="T8">osOK</text:span>)</text:p>
      <text:p text:style-name="P1"><text:span text:style-name="T3"><text:s text:c="4"/></text:span><text:span text:style-name="T2">while</text:span><text:span text:style-name="T3"> </text:span>(<text:span text:style-name="T7">1</text:span>)<text:span text:style-name="T3"> </text:span>{</text:p>
      <text:p text:style-name="P5"><text:span text:style-name="T3"><text:s text:c="8"/></text:span><text:span text:style-name="T2">if</text:span><text:span text:style-name="T3"> </text:span>(<text:span text:style-name="T4">osSemaphoreWait</text:span>(<text:span text:style-name="T6">semaphoreTxFullId</text:span>,<text:span text:style-name="T3"> </text:span><text:span text:style-name="T7">0</text:span>)<text:span text:style-name="T3"> </text:span>==<text:span text:style-name="T3"> </text:span><text:span text:style-name="T8">osOK</text:span>)</text:p>
      <text:p text:style-name="P1">}<text:span text:style-name="T3"> </text:span><text:span text:style-name="T2">else</text:span><text:span text:style-name="T3"> </text:span>{</text:p>
      <text:p text:style-name="P5"><text:span text:style-name="T3"><text:s text:c="12"/></text:span><text:span text:style-name="T4">osDelay</text:span>(<text:span text:style-name="T7">1</text:span>);</text:p>
      <text:p text:style-name="P1"/>
      <text:p text:style-name="P1"/>
      <text:p text:style-name="P1"/>
      <text:p text:style-name="P1"><text:span text:style-name="T2">void</text:span><text:span text:style-name="T3"> </text:span><text:span text:style-name="T5">threadAudioTxFull</text:span>(<text:span text:style-name="T2">void</text:span><text:span text:style-name="T3"> </text:span><text:span text:style-name="T2">const</text:span><text:span text:style-name="T3"> </text:span>*<text:span text:style-name="T9">arg</text:span>)</text:p>
      <text:p text:style-name="P1"/>
      <text:p text:style-name="P1"/>
      <text:p text:style-name="P1"/>
      <text:p text:style-name="P11"><text:span text:style-name="T11">Семафоры сбрасываются в каллбек</text:span><text:span text:style-name="T15">ах</text:span></text:p>
      <text:p text:style-name="P2"><text:span text:style-name="T2">void</text:span><text:span text:style-name="T3"> </text:span><text:span text:style-name="T5">HAL_SAI_TxCpltCallback</text:span>(<text:span text:style-name="T8">SAI_HandleTypeDef</text:span><text:span text:style-name="T3"> </text:span>*<text:span text:style-name="T9">hOutSai</text:span>)</text:p>
      <text:p text:style-name="P6">{</text:p>
      <text:p text:style-name="P6"><text:span text:style-name="T3"><text:s text:c="4"/></text:span><text:span text:style-name="T2">if</text:span><text:span text:style-name="T3"> </text:span>(<text:span text:style-name="T9">hOutSai</text:span>-&gt;<text:span text:style-name="T10">Instance</text:span><text:span text:style-name="T3"> </text:span>==<text:span text:style-name="T3"> </text:span><text:span text:style-name="T7">SAI1_Block_A</text:span>)<text:span text:style-name="T3"> </text:span>{</text:p>
      <text:p text:style-name="P6"><text:span text:style-name="T3"><text:s text:c="8"/></text:span><text:span text:style-name="T4">osSemaphoreRelease</text:span>(<text:span text:style-name="T6">semaphoreTxFullId</text:span>);</text:p>
      <text:p text:style-name="P6"><text:span text:style-name="T3"><text:s text:c="4"/></text:span>}</text:p>
      <text:p text:style-name="P6">}</text:p>
      <text:p text:style-name="P2"><text:span text:style-name="T2">void</text:span><text:span text:style-name="T3"> </text:span><text:span text:style-name="T5">HAL_SAI_TxHalfCpltCallback</text:span>(<text:span text:style-name="T8">SAI_HandleTypeDef</text:span><text:span text:style-name="T3"> </text:span>*<text:span text:style-name="T9">hOutSai</text:span>)</text:p>
      <text:p text:style-name="P6">{</text:p>
      <text:p text:style-name="P6"><text:span text:style-name="T3"><text:s text:c="4"/></text:span><text:span text:style-name="T2">if</text:span><text:span text:style-name="T3"> </text:span>(<text:span text:style-name="T9">hOutSai</text:span>-&gt;<text:span text:style-name="T10">Instance</text:span><text:span text:style-name="T3"> </text:span>==<text:span text:style-name="T3"> </text:span><text:span text:style-name="T7">SAI1_Block_A</text:span>)<text:span text:style-name="T3"> </text:span>{</text:p>
      <text:p text:style-name="P6"><text:span text:style-name="T3"><text:s text:c="8"/></text:span><text:span text:style-name="T4">osSemaphoreRelease</text:span>(<text:span text:style-name="T6">semaphoreTxHalfId</text:span>);</text:p>
      <text:p text:style-name="P6"><text:span text:style-name="T3"><text:s text:c="4"/></text:span>}</text:p>
      <text:p text:style-name="P6">}</text:p>
      <text:p text:style-name="P7"/>
      <text:p text:style-name="P7"/>
      <text:p text:style-name="P7"/>
      <text:p text:style-name="P7">Идет проверка семафоров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09:58:12.901286804</meta:creation-date>
    <dc:date>2022-06-28T11:26:33.907338375</dc:date>
    <meta:editing-duration>PT7M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87" meta:character-count="910" meta:non-whitespace-character-count="797"/>
  </office:meta>
</office:document-meta>
</file>